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Ubuntu Sans Mono" svg:font-family="'Ubuntu Sans Mono'" style:font-adornments="Regular" style:font-family-generic="swiss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1-title">
      <style:graphic-properties fo:min-height="3.163cm" loext:decorative="false"/>
      <style:paragraph-properties style:writing-mode="lr-tb"/>
    </style:style>
    <style:style style:name="pr8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10" style:family="presentation" style:parent-style-name="Standard_20_2-outline1">
      <style:graphic-properties fo:min-height="11.929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Standard_20_2-outline1">
      <style:graphic-properties fo:min-height="11.929cm" loext:decorative="false"/>
      <style:paragraph-properties style:writing-mode="lr-tb"/>
      <style:text-properties style:text-blinking="true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style:font-name="Ubuntu Sans Mono" fo:font-size="96pt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fo:font-size="36pt" fo:language="en" fo:country="US" style:font-size-asian="36pt" style:font-size-complex="36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Ubuntu Sans Mono" fo:font-size="96pt"/>
    </style:style>
    <style:style style:name="T3" style:family="text">
      <style:text-properties fo:font-size="32pt"/>
    </style:style>
    <style:style style:name="T4" style:family="text">
      <style:text-properties fo:font-size="20pt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A personal e-mail system.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My journey.</text:p>
              </text:list-item>
              <text:list-item>
                <text:p>NovaLUG meeting</text:p>
              </text:list-item>
              <text:list-item>
                <text:p>16 August 202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My E-mail server adventure.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n three acts…</text:p>
                <text:list>
                  <text:list-item>
                    <text:p>Act 1: The “Why!”</text:p>
                  </text:list-item>
                  <text:list-item>
                    <text:p>Act 2: The Selection.</text:p>
                  </text:list-item>
                  <text:list-item>
                    <text:p>Act 3: The Migration.</text:p>
                  </text:list-item>
                  <text:list-item>
                    <text:p>Epilog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Act 1<text:tab/>- The “Why!”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hat people s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 text:style-name="P2">The “What People Say #1.”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poor Sou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“What People Say #2.”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You dumb &lt;expletiv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“What People Say #3.”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Wow! <text:s/>That is soooo cool. *</text:p>
                <text:p/>
                <text:p/>
                <text:p/>
                <text:p/>
                <text:p/>
                <text:p><text:span text:style-name="T1">* nope, not a cha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“What People Say - Real #3.”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Wh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Real, real #3.</text:p>
          </draw:text-box>
        </draw:frame>
        <draw:frame presentation:style-name="pr12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<text:s text:c="2"/></text:span><text:span text:style-name="T2">Why?!?!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Act 2<text:tab/>- The Selection!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The Why – Answered.</text:span></text:p>
              </text:list-item>
              <text:list-item>
                <text:p text:style-name="P4"><text:span text:style-name="T3">The Options.</text:span></text:p>
              </text:list-item>
              <text:list-item>
                <text:p text:style-name="P4"><text:span text:style-name="T3">The Selection and Bui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real ‘Why.’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Free systems have a cost.</text:span></text:p>
                <text:list>
                  <text:list-item>
                    <text:p><text:span text:style-name="T3">SDF.ORG - Works minimal cost / time delay.</text:span></text:p>
                  </text:list-item>
                </text:list>
              </text:list-item>
              <text:list-item>
                <text:p text:style-name="P4"><text:span text:style-name="T3">Commercial.</text:span></text:p>
                <text:list>
                  <text:list-item>
                    <text:p><text:span text:style-name="T3">And the quota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.912cm" svg:height="0.962cm" svg:x="3.175cm" svg:y="15.875cm">
          <draw:text-box>
            <text:p>Luna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Options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Term: <text:s/>“Packaged Software” – </text:span></text:p>
                <text:list>
                  <text:list-header>
                    <text:p><text:span text:style-name="T3">Uniform installation process. </text:span></text:p>
                  </text:list-header>
                </text:list>
              </text:list-item>
              <text:list-item>
                <text:p><text:span text:style-name="T3">Package Options</text:span></text:p>
                <text:list>
                  <text:list-item>
                    <text:p><text:span text:style-name="T3">iRedMail</text:span><text:span text:style-name="T3"><text:tab/></text:span><text:span text:style-name="T3">- </text:span><text:span text:style-name="T4">Supports Debian and Red Hat.</text:span></text:p>
                  </text:list-item>
                  <text:list-item>
                    <text:p><text:span text:style-name="T5">modoboa</text:span><text:span text:style-name="T3"><text:tab/></text:span><text:span text:style-name="T3">- </text:span><text:span text:style-name="T4">Supports Debian.</text:span></text:p>
                  </text:list-item>
                  <text:list-item>
                    <text:p text:style-name="P7"><text:span text:style-name="T5">MIAB – Mail-in-a-box</text:span><text:span text:style-name="T3"><text:tab/></text:span><text:span text:style-name="T3">- </text:span><text:span text:style-name="T4">Supports Ubuntu.</text:span></text:p>
                  </text:list-item>
                  <text:list-item>
                    <text:p><text:span text:style-name="T4">About 8-9 oth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Selection and Build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5">MIAB – Mail-in-a-box.</text:span></text:p>
                <text:list>
                  <text:list-item>
                    <text:p><text:span text:style-name="T5">Reasons.</text:span></text:p>
                    <text:list>
                      <text:list-item>
                        <text:p><text:span text:style-name="T5">Video Tutorial</text:span></text:p>
                      </text:list-item>
                      <text:list-item>
                        <text:p><text:span text:style-name="T5">Simple Bash install/setup script.</text:span></text:p>
                        <text:list>
                          <text:list-item>
                            <text:p><text:span text:style-name="T6">Mix of Bash and Python code.</text:span></text:p>
                          </text:list-item>
                        </text:list>
                      </text:list-item>
                      <text:list-item>
                        <text:p><text:span text:style-name="T3">Repo on GitHub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Includes: Postfix (SMTP), Dovecot (IMAP/POP3 server) RoundCube (web front-end), nsd (DNS), Let’s Encrypt, Nextcloud, ufw and other stuff. <text:s/>Plus Duplicity backu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 presentation:user-transformed="true">
          <draw:text-box>
            <text:p text:style-name="P2">MIAB Architecture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&lt; insert diagram here.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18.04 Server – Circa 2018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Digital Ocean. <text:s/>(Caveat – new accounts)</text:span></text:p>
              </text:list-item>
              <text:list-item>
                <text:p text:style-name="P4"><text:span text:style-name="T3">Gandi – (Domain registrar)</text:span></text:p>
              </text:list-item>
              <text:list-item>
                <text:p><text:span text:style-name="T3">Software – </text:span><text:span text:style-name="T5">Mail-in-a-box</text:span></text:p>
              </text:list-item>
              <text:list-item>
                <text:p><text:span text:style-name="T5">Knowledge gained</text:span></text:p>
                <text:list>
                  <text:list-item>
                    <text:p><text:span text:style-name="T4">Working with your Domain Registrar.</text:span></text:p>
                  </text:list-item>
                  <text:list-item>
                    <text:p><text:span text:style-name="T4">Working with your VPS provider.</text:span></text:p>
                  </text:list-item>
                  <text:list-item>
                    <text:p><text:span text:style-name="T4">Working with ‘Glue Records.’</text:span></text:p>
                  </text:list-item>
                  <text:list-item>
                    <text:p><text:span text:style-name="T4">&lt;insert important thought here.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Act 3<text:tab/>- The Migration!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The Goal – Ubuntu 18.04 </text:span><text:span text:style-name="T8">into</text:span><text:span text:style-name="T3"> Ubuntu 22.04.</text:span></text:p>
                <text:list>
                  <text:list-item>
                    <text:p><text:span text:style-name="T3">The “documented” Process.</text:span></text:p>
                  </text:list-item>
                  <text:list-item>
                    <text:p><text:span text:style-name="T3">The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 presentation:user-transformed="true">
          <draw:text-box>
            <text:p text:style-name="P2">The Goal: 18.04 to 22.04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Choice #1: The “documented” process</text:span></text:p>
                <text:list>
                  <text:list-item>
                    <text:p><text:span text:style-name="T3">Create new target VPS – host.</text:span></text:p>
                  </text:list-item>
                  <text:list-item>
                    <text:p><text:span text:style-name="T3">Upgrade old host to new MIAB software.</text:span></text:p>
                  </text:list-item>
                  <text:list-item>
                    <text:p><text:span text:style-name="T3">Create backup (Duplicity) of upgraded old host.</text:span></text:p>
                  </text:list-item>
                  <text:list-item>
                    <text:p><text:span text:style-name="T3">Restore backup to new Host.</text:span></text:p>
                  </text:list-item>
                  <text:list-item>
                    <text:p><text:span text:style-name="T3">Celebr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The Goal: 18.04 to 22.04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Choice #2: The solution</text:span></text:p>
                <text:list>
                  <text:list-item>
                    <text:p><text:span text:style-name="T3">IMAPSync</text:span></text:p>
                  </text:list-item>
                  <text:list-item>
                    <text:p><text:span text:style-name="T3">Cadaver – Contact data.</text:span></text:p>
                  </text:list-item>
                  <text:list-item>
                    <text:p><text:span text:style-name="T3">NextCloud - Individual file copy 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Old server to new server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IMAPsync worked as expected.</text:span></text:p>
                <text:list>
                  <text:list-item>
                    <text:p><text:span text:style-name="T3">Ubuntu 18.04 (miab 57a) <text:s/>to</text:span></text:p>
                  </text:list-item>
                  <text:list-item>
                    <text:p><text:span text:style-name="T3">Ubuntu 22.04 (miab 73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Update Process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MIAB <text:s/>- 71.a to 73.</text:span></text:p>
                <text:list>
                  <text:list-item>
                    <text:p><text:span text:style-name="T3">Live</text:span></text:p>
                  </text:list-item>
                  <text:list-item>
                    <text:p><text:span text:style-name="T3">What could go wrong?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Epilogue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You too can do this, if you have:</text:span></text:p>
                <text:list>
                  <text:list-item>
                    <text:p><text:span text:style-name="T3">A Domain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Epilogue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You too can do this, if you have:</text:span></text:p>
                <text:list>
                  <text:list-item>
                    <text:p><text:span text:style-name="T3">A Domain name.</text:span></text:p>
                  </text:list-item>
                  <text:list-item>
                    <text:p><text:span text:style-name="T3">A VP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Epilogue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You too can do this, if you have:</text:span></text:p>
                <text:list>
                  <text:list-item>
                    <text:p><text:span text:style-name="T3">A Domain name.</text:span></text:p>
                  </text:list-item>
                  <text:list-item>
                    <text:p><text:span text:style-name="T3">A VPS.</text:span></text:p>
                  </text:list-item>
                  <text:list-item>
                    <text:p><text:span text:style-name="T3">The “Packaged” Soft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Epilogue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You too can do this, if you have:</text:span></text:p>
                <text:list>
                  <text:list-item>
                    <text:p><text:span text:style-name="T3">A Domain name.</text:span></text:p>
                  </text:list-item>
                  <text:list-item>
                    <text:p><text:span text:style-name="T3">A VPS.</text:span></text:p>
                  </text:list-item>
                  <text:list-item>
                    <text:p><text:span text:style-name="T3">The “Packaged” Software.</text:span></text:p>
                  </text:list-item>
                  <text:list-item>
                    <text:p><text:span text:style-name="T3">Morbid Curios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Epilogue.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You too can do this, if you have:</text:span></text:p>
                <text:list>
                  <text:list-item>
                    <text:p><text:span text:style-name="T3">A Domain name.</text:span></text:p>
                  </text:list-item>
                  <text:list-item>
                    <text:p><text:span text:style-name="T3">A VPS.</text:span></text:p>
                  </text:list-item>
                  <text:list-item>
                    <text:p><text:span text:style-name="T3">The “Packaged” Software.</text:span></text:p>
                  </text:list-item>
                  <text:list-item>
                    <text:p><text:span text:style-name="T3">An Afterno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2" presentation:presentation-page-layout-name="AL1T1">
        <office:forms form:automatic-focus="false" form:apply-design-mode="false"/>
        <draw:frame presentation:style-name="pr9" draw:text-style-name="P2" draw:layer="layout" svg:width="21.4cm" svg:height="3.163cm" svg:x="1.4cm" svg:y="0.837cm" presentation:class="title">
          <draw:text-box>
            <text:p text:style-name="P2">Questions.</text:p>
          </draw:text-box>
        </draw:frame>
        <draw:frame presentation:style-name="pr10" draw:text-style-name="P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Vintage" presentation:presentation-page-layout-name="AL2T19">
        <office:forms form:automatic-focus="false" form:apply-design-mode="false"/>
        <draw:frame presentation:style-name="pr1" draw:text-style-name="P9" draw:layer="layout" svg:width="18.599cm" svg:height="3.506cm" svg:x="7.3cm" svg:y="8.8cm" presentation:class="title" presentation:user-transformed="true">
          <draw:text-box>
            <text:p><text:span text:style-name="T9">This work is licensed under</text:span><text:span text:style-name="T9"><text:line-break/></text:span><text:span text:style-name="T9">a Creative Commons Attribution-ShareAlike 3.0 Unported License.</text:span><text:span text:style-name="T9"><text:line-break/></text:span><text:span text:style-name="T9">It makes use of the works of</text:span><text:span text:style-name="T9"><text:line-break/></text:span><text:span text:style-name="T9">Kelly Loves Whales and Nick Merritt.</text:span></text:p>
          </draw:text-box>
        </draw:frame>
        <draw:frame draw:style-name="gr3" draw:text-style-name="P10" draw:layer="layout" svg:width="2.327cm" svg:height="0.819cm" svg:x="3.473cm" svg:y="10.2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Ubuntu Sans Mono" svg:font-family="'Ubuntu Sans Mono'" style:font-adornments="Regular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style:text-line-through-style="none" style:text-line-through-type="non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opacity="25%" draw:textarea-vertical-align="middle" draw:shadow-opacity="25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36:15.916987481</meta:creation-date>
    <meta:editing-duration>PT4H19M21S</meta:editing-duration>
    <meta:editing-cycles>56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8-11T21:11:25.904713115</dc:date>
    <meta:document-statistic meta:object-count="163"/>
  </office:meta>
</office:document-meta>
</file>